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fill="solid" draw:fill-color="#ffffff" fo:min-height="3.99cm"/>
    </style:style>
    <style:style style:name="gr3" style:family="graphic" style:parent-style-name="standard">
      <style:graphic-properties draw:stroke="solid" draw:fill="solid" draw:fill-color="#ffffff" fo:min-height="19.816cm"/>
    </style:style>
    <style:style style:name="pr1" style:family="presentation" style:parent-style-name="oranssi-subtitle">
      <style:graphic-properties draw:fill-color="#ffffff" fo:min-height="17.935cm"/>
    </style:style>
    <style:style style:name="pr2" style:family="presentation" style:parent-style-name="oranssi-notes">
      <style:graphic-properties draw:fill-color="#ffffff" fo:min-height="12.572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notes">
      <style:graphic-properties draw:fill-color="#ffffff" draw:auto-grow-height="true" fo:min-height="12.572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10 Pitch'" style:font-pitch="fixed" fo:font-size="18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pt" style:font-size-asian="2pt" style:font-size-complex="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Courier 10 Pitch'" style:font-pitch="fixed" fo:font-size="18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anguage Support for</text:span></text:p>
            <text:p><text:span text:style-name="T1">Dynamic Allocation</text:span></text:p>
            <text:p><text:span text:style-name="T1">in WSNs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1" presentation:class="page"/>
          <draw:frame presentation:style-name="pr2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5.258cm" svg:x="1.4cm" svg:y="4.914cm" presentation:class="outline" presentation:user-transformed="true">
          <draw:text-box>
            <text:list text:style-name="L2">
              <text:list-item>
                <text:p>Network is dynamic</text:p>
                <text:list>
                  <text:list-item>
                    <text:p>variable number of neighbors</text:p>
                  </text:list-item>
                  <text:list-item>
                    <text:p>adaptive/probabilistic protocols</text:p>
                    <text:p><text:span text:style-name="T2"/></text:p>
                  </text:list-item>
                </text:list>
              </text:list-item>
              <text:list-item>
                <text:p>WSNs are not hard real-time systems</text:p>
                <text:list>
                  <text:list-item>
                    <text:p>can cope w/ allocation failures (e.g. a packet drop)</text:p>
                  </text:list-item>
                  <text:list-item>
                    <text:p>not sensitive to small run-time overheads</text:p>
                  </text:list-item>
                </text:list>
              </text:list-item>
              <text:list-item>
                <text:p>Examples</text:p>
                <text:list>
                  <text:list-item>
                    <text:p>Packet Forwarders: <text:span text:style-name="T3">SRP</text:span>, <text:span text:style-name="T3">basestation</text:span></text:p>
                  </text:list-item>
                  <text:list-item>
                    <text:p>? ?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2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4.495cm" svg:x="1.4cm" svg:y="4.914cm" presentation:class="outline" presentation:user-transformed="true">
          <draw:text-box>
            <text:list text:style-name="L2">
              <text:list-item>
                <text:p>Hard to program</text:p>
                <text:list>
                  <text:list-item>
                    <text:p><text:span text:style-name="T3">malloc</text:span> / <text:span text:style-name="T3">free</text:span></text:p>
                  </text:list-item>
                  <text:list-item>
                    <text:p>pointers</text:p>
                  </text:list-item>
                  <text:list-item>
                    <text:p>no garbage collector</text:p>
                    <text:p/>
                  </text:list-item>
                </text:list>
              </text:list-item>
              <text:list-item>
                <text:p>Little memory</text:p>
                <text:list>
                  <text:list-item>
                    <text:p>fragmentation</text:p>
                  </text:list-item>
                  <text:list-item>
                    <text:p>leaks / dangling ptr</text:p>
                  </text:list-item>
                  <text:list-item>
                    <text:p>corruption heap vs 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3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? Language support.</text:p>
          </draw:text-box>
        </draw:frame>
        <draw:frame presentation:style-name="pr4" draw:layer="layout" svg:width="25.199cm" svg:height="16.097cm" svg:x="1.4cm" svg:y="4.914cm" presentation:class="outline" presentation:user-transformed="true">
          <draw:text-box>
            <text:list text:style-name="L2">
              <text:list-item>
                <text:p>malloc/pointers</text:p>
                <text:list>
                  <text:list-item>
                    <text:p>partially hidden in O.O abstractions</text:p>
                  </text:list-item>
                </text:list>
              </text:list-item>
              <text:list-item>
                <text:p>free (also leak avoidance)</text:p>
                <text:list>
                  <text:list-item>
                    <text:p>automatic in most cases</text:p>
                    <text:list>
                      <text:list-item>
                        <text:p><text:span text:style-name="T3">scope</text:span> or <text:span text:style-name="T3">completion</text:span></text:p>
                      </text:list-item>
                      <text:list-item>
                        <text:p>GC is not required</text:p>
                      </text:list-item>
                    </text:list>
                  </text:list-item>
                </text:list>
              </text:list-item>
              <text:list-item>
                <text:p>fragmentation</text:p>
                <text:list>
                  <text:list-item>
                    <text:p>custom allocator w/o fragmentation</text:p>
                  </text:list-item>
                </text:list>
              </text:list-item>
              <text:list-item>
                <text:p>corruption</text:p>
                <text:list>
                  <text:list-item>
                    <text:p>bounded memory guarant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4" presentation:class="page"/>
          <draw:frame presentation:style-name="pr5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agment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Memory Pools (<text:span text:style-name="T3">PoolC, memb</text:span><text:span text:style-name="T4">)</text:span></text:p>
              </text:list-item>
            </text:list>
            <text:list text:style-name="L4">
              <text:list-item>
                <text:list>
                  <text:list-item>
                    <text:p><text:span text:style-name="T4">fixed sizes, low overhead, no fragmentation</text:span></text:p>
                  </text:list-item>
                </text:list>
              </text:list-item>
            </text:list>
            <text:list text:style-name="L3">
              <text:list-item>
                <text:p><text:span text:style-name="T4"><text:s/></text:span><text:span text:style-name="T4">Custom </text:span><text:span text:style-name="T3">malloc</text:span><text:span text:style-name="T4"> (</text:span><text:span text:style-name="T3">mmem</text:span><text:span text:style-name="T4">)</text:span></text:p>
              </text:list-item>
            </text:list>
            <text:list text:style-name="L4">
              <text:list-item>
                <text:list>
                  <text:list-item>
                    <text:p><text:span text:style-name="T4">var sizes, some overhead, no fragmentation</text:span></text:p>
                  </text:list-item>
                </text:list>
              </text:list-item>
            </text:list>
            <text:list text:style-name="L3">
              <text:list-item>
                <text:p><text:span text:style-name="T4"><text:s/></text:span><text:span text:style-name="T4">Out-of-the-box </text:span><text:span text:style-name="T3">malloc</text:span></text:p>
              </text:list-item>
            </text:list>
            <text:list text:style-name="L4">
              <text:list-item>
                <text:list>
                  <text:list-item>
                    <text:p><text:span text:style-name="T4">var sizes, portable, fragmentation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049cm" svg:height="4.24cm" svg:x="1.017cm" svg:y="16.256cm">
          <draw:text-box>
            <text:p text:style-name="P3"><text:span text:style-name="T5"/></text:p>
            <text:p text:style-name="P3"><text:span text:style-name="T5"><text:s/></text:span><text:span text:style-name="T5">// (1): Memory Pools <text:s text:c="14"/>// (2,3): malloc</text:span></text:p>
            <text:p text:style-name="P3"><text:span text:style-name="T5"><text:s/></text:span><text:span text:style-name="T5">class T (10) with ... end <text:s text:c="9"/>class T with ... 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5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4" draw:layer="layout" svg:width="26.049cm" svg:height="20.066cm" svg:x="1.016cm" svg:y="0.408cm">
          <draw:text-box>
            <text:p text:style-name="P3"><text:span text:style-name="T5"/></text:p>
            <text:p text:style-name="P3"><text:span text:style-name="T5"/></text:p>
            <text:p text:style-name="P3"><text:span text:style-name="T5"><text:s/></text:span><text:span text:style-name="T5">class Rect (10) with</text:span></text:p>
            <text:p text:style-name="P3"><text:span text:style-name="T5"><text:s text:c="5"/></text:span><text:span text:style-name="T5">var _SDL_Rect <text:s/>rct;</text:span></text:p>
            <text:p text:style-name="P3"><text:span text:style-name="T5"><text:s text:c="5"/></text:span><text:span text:style-name="T5">var int <text:s text:c="7"/>dt;</text:span></text:p>
            <text:p text:style-name="P3"><text:span text:style-name="T5"><text:s text:c="5"/></text:span><text:span text:style-name="T5">var _SDL_Renderer* ren;</text:span></text:p>
            <text:p text:style-name="P3"><text:span text:style-name="T5"><text:s/></text:span><text:span text:style-name="T5">do</text:span></text:p>
            <text:p text:style-name="P3"><text:span text:style-name="T5"><text:s text:c="5"/></text:span><text:span text:style-name="T5">var _SDL_Color clr;</text:span></text:p>
            <text:p text:style-name="P3"><text:span text:style-name="T5"><text:s text:c="9"/></text:span><text:span text:style-name="T5">...</text:span></text:p>
            <text:p text:style-name="P3"><text:span text:style-name="T5"/></text:p>
            <text:p text:style-name="P3"><text:span text:style-name="T5"><text:s text:c="5"/></text:span><text:span text:style-name="T5">par/or do</text:span></text:p>
            <text:p text:style-name="P3"><text:span text:style-name="T5"><text:s text:c="9"/></text:span><text:span text:style-name="T5">loop do</text:span></text:p>
            <text:p text:style-name="P3"><text:span text:style-name="T5"><text:s text:c="13"/></text:span><text:span text:style-name="T5">await (this.dt) ms;</text:span></text:p>
            <text:p text:style-name="P3"><text:span text:style-name="T5"><text:s text:c="13"/></text:span><text:span text:style-name="T5">this.rct.x = rct.x + 1;</text:span></text:p>
            <text:p text:style-name="P3"><text:span text:style-name="T5"><text:s text:c="13"/></text:span><text:span text:style-name="T5">if this.rct.x &gt; 500 then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break;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end</text:span></text:p>
            <text:p text:style-name="P3"><text:span text:style-name="T5"><text:s text:c="9"/></text:span><text:span text:style-name="T5">end</text:span></text:p>
            <text:p text:style-name="P3"><text:span text:style-name="T5"><text:s text:c="5"/></text:span><text:span text:style-name="T5">with</text:span></text:p>
            <text:p text:style-name="P3"><text:span text:style-name="T5"><text:s text:c="9"/></text:span><text:span text:style-name="T5">loop do</text:span></text:p>
            <text:p text:style-name="P3"><text:span text:style-name="T5"><text:s text:c="13"/></text:span><text:span text:style-name="T5">await SDL_REDRAW;</text:span></text:p>
            <text:p text:style-name="P3"><text:span text:style-name="T5"><text:s text:c="13"/></text:span><text:span text:style-name="T5">_SDL_SetRenderDrawColor(ren, clr.r,clr.g,clr.b,0);</text:span></text:p>
            <text:p text:style-name="P3"><text:span text:style-name="T5"><text:s text:c="13"/></text:span><text:span text:style-name="T5">_SDL_RenderFillRect(ren, &amp;rct);</text:span></text:p>
            <text:p text:style-name="P3"><text:span text:style-name="T5"><text:s text:c="9"/></text:span><text:span text:style-name="T5">end</text:span></text:p>
            <text:p text:style-name="P3"><text:span text:style-name="T5"><text:s text:c="5"/></text:span><text:span text:style-name="T5">end</text:span></text:p>
            <text:p text:style-name="P3"><text:span text:style-name="T5"><text:s/></text:span><text:span text:style-name="T5">end</text:span></text:p>
          </draw:text-box>
        </draw:frame>
        <presentation:notes draw:style-name="dp2">
          <draw:page-thumbnail draw:style-name="gr1" draw:layer="layout" svg:width="15.273cm" svg:height="10.475cm" svg:x="3.157cm" svg:y="2.123cm" draw:page-number="6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nes of code</text:p>
              </text:list-item>
              <text:list-item>
                <text:p>Memory usage</text:p>
                <text:list>
                  <text:list-item>
                    <text:p>number of failed calls to malloc/Pool.get()</text:p>
                  </text:list-item>
                </text:list>
              </text:list-item>
              <text:list-item>
                <text:p>Run-time overhead</text:p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7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ynamic long-lived structures</text:p>
                <text:list>
                  <text:list-item>
                    <text:p>grap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73cm" svg:height="10.475cm" svg:x="3.157cm" svg:y="2.123cm" draw:page-number="8" presentation:class="page"/>
          <draw:frame presentation:style-name="pr5" draw:text-style-name="P2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5.698cm" svg:x="1.4cm" svg:y="2.714cm" presentation:class="outline" presentation:user-transformed="true">
          <draw:text-box>
            <text:list text:style-name="L2">
              <text:list-item>
                <text:p>SRP</text:p>
                <text:list>
                  <text:list-item>
                    <text:p>LOC 74 vs 41</text:p>
                  </text:list-item>
                  <text:list-item>
                    <text:p>10 nodes, 200 msgs, every 50ms, 8 fwds</text:p>
                    <text:list>
                      <text:list-item>
                        <text:p>nesC: 12450 rom, 1208 ram, 56.78% msgs</text:p>
                      </text:list-item>
                      <text:list-item>
                        <text:p>Céu: <text:s/>14090 rom, 1387 ram, 55.99% msgs</text:p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>Basestation</text:p>
                <text:list>
                  <text:list-item>
                    <text:p>LOC 96 vs 61</text:p>
                  </text:list-item>
                  <text:list-item>
                    <text:p>10 nodes, 200 msgs, every 50ms, 8 fwds</text:p>
                    <text:list>
                      <text:list-item>
                        <text:p>nesC: 14510 rom, 1389 ram, 100% msgs</text:p>
                      </text:list-item>
                      <text:list-item>
                        <text:p>Céu: <text:s text:c="2"/>15986 rom, 2090 ram, <text:s/>99% ms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73cm" svg:height="10.475cm" svg:x="3.157cm" svg:y="2.123cm" draw:page-number="9" presentation:class="page"/>
          <draw:frame presentation:style-name="pr2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8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22:07:28</meta:creation-date>
    <meta:editing-duration>P1DT12H43M14S</meta:editing-duration>
    <meta:editing-cycles>45</meta:editing-cycles>
    <dc:date>2013-05-27T15:27:33</dc:date>
    <meta:generator>LibreOffice/4.0.1.2$Linux_x86 LibreOffice_project/84102822e3d61eb989ddd325abf1ac077904985</meta:generator>
    <meta:document-statistic meta:object-count="69"/>
  </office:meta>
</office:document-meta>
</file>